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080" officeooo:paragraph-rsid="00197080"/>
    </style:style>
    <style:style style:name="P2" style:family="paragraph" style:parent-style-name="Standard">
      <style:text-properties officeooo:rsid="001a21d1" officeooo:paragraph-rsid="001a21d1"/>
    </style:style>
    <style:style style:name="P3" style:family="paragraph" style:parent-style-name="Standard">
      <style:text-properties officeooo:rsid="001a21d1" officeooo:paragraph-rsid="001c328b"/>
    </style:style>
    <style:style style:name="P4" style:family="paragraph" style:parent-style-name="Standard">
      <style:text-properties officeooo:rsid="001c328b" officeooo:paragraph-rsid="001c328b"/>
    </style:style>
    <style:style style:name="P5" style:family="paragraph" style:parent-style-name="Standard">
      <style:text-properties officeooo:paragraph-rsid="001c328b"/>
    </style:style>
    <style:style style:name="P6" style:family="paragraph" style:parent-style-name="Standard">
      <style:text-properties officeooo:rsid="001e068c" officeooo:paragraph-rsid="001e068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9708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a21d1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c328b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0a2cb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1f417d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1c328b" style:font-weight-asian="bold" style:font-weight-complex="bold"/>
    </style:style>
    <style:style style:name="T10" style:family="text">
      <style:text-properties style:text-underline-style="none" fo:font-weight="bold" officeooo:rsid="0020a2cb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a21d1" style:font-weight-asian="normal" style:font-weight-complex="normal"/>
    </style:style>
    <style:style style:name="T13" style:family="text">
      <style:text-properties style:text-underline-style="none" fo:font-weight="normal" officeooo:rsid="001c328b" style:font-weight-asian="normal" style:font-weight-complex="normal"/>
    </style:style>
    <style:style style:name="T14" style:family="text">
      <style:text-properties style:text-underline-style="none" fo:font-weight="normal" officeooo:rsid="001f417d" style:font-weight-asian="normal" style:font-weight-complex="normal"/>
    </style:style>
    <style:style style:name="T15" style:family="text">
      <style:text-properties officeooo:rsid="001c32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5 MODELO RELACIONAL</text:p>
      <text:p text:style-name="P1"/>
      <text:p text:style-name="P1">Jugador (<text:span text:style-name="T1">ID Jugador</text:span><text:span text:style-name="T11">, nivel, edad, nombre, ap1, ap2, fecha de nacimiento, </text:span><text:span text:style-name="T7">ID jugador recomendado (fk), ID jugador recomendador (fk)</text:span>)</text:p>
      <text:p text:style-name="P2">Componer (<text:span text:style-name="T2">ID Jugador</text:span><text:span text:style-name="T1">(fk), ID Equipo(fk)</text:span><text:span text:style-name="T6">,</text:span><text:span text:style-name="T11"> fecha ingreso, fecha de baja, tiempo en el equipo</text:span>)</text:p>
      <text:p text:style-name="P3">Equipo (<text:span text:style-name="T1">ID Equipo</text:span>, Nombre, Descripción, Años en competición, <text:span text:style-name="T9">Código </text:span><text:span text:style-name="T10">localización </text:span><text:span text:style-name="T9">(fk)</text:span>)</text:p>
      <text:p text:style-name="P5"><text:span text:style-name="T15">Competir(</text:span><text:span text:style-name="T2">ID </text:span><text:span text:style-name="T4">Equipo</text:span><text:span text:style-name="T3">(fk), ID </text:span><text:span text:style-name="T4">Competición</text:span><text:span text:style-name="T3">(fk)</text:span><text:span text:style-name="T15">)</text:span></text:p>
      <text:p text:style-name="P4">Competición(<text:span text:style-name="T3">ID </text:span><text:span text:style-name="T1">Competición</text:span><text:span text:style-name="T12">, </text:span><text:span text:style-name="T11">Premio, Nombre, Disciplinas, </text:span><text:span text:style-name="T8">Código </text:span><text:span text:style-name="T10">localización </text:span><text:span text:style-name="T8">(fk)</text:span>)</text:p>
      <text:p text:style-name="P4">Profesional(<text:span text:style-name="T3">ID </text:span><text:span text:style-name="T1">Competición(fk)</text:span><text:span text:style-name="T12">, </text:span><text:span text:style-name="T11">nivel mínimo</text:span>)</text:p>
      <text:p text:style-name="P5"><text:span text:style-name="T15">Amateur(</text:span><text:span text:style-name="T3">ID </text:span><text:span text:style-name="T4">Competición(fk)</text:span><text:span text:style-name="T12">, </text:span><text:span text:style-name="T13">edad mínima</text:span><text:span text:style-name="T15">)</text:span></text:p>
      <text:p text:style-name="P4">Localización(<text:span text:style-name="T1">Código </text:span><text:span text:style-name="T5">localización</text:span><text:span text:style-name="T11">, Ciudad, Descripción</text:span>)</text:p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1T15:36:03.496206259</meta:creation-date>
    <dc:date>2024-10-24T11:05:22.362000000</dc:date>
    <meta:editing-duration>PT27M54S</meta:editing-duration>
    <meta:editing-cycles>4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9" meta:word-count="72" meta:character-count="601" meta:non-whitespace-character-count="538"/>
  </office:meta>
</office:document-meta>
</file>